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Quotations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Quotations" style:list-style-name="L10">
      <style:paragraph-properties fo:margin-top="0cm" fo:margin-bottom="0.247cm" style:contextual-spacing="false" fo:line-height="115%"/>
    </style:style>
    <style:style style:name="P13" style:family="paragraph" style:parent-style-name="Text_20_body" style:list-style-name="L11"/>
    <style:style style:name="P14" style:family="paragraph" style:parent-style-name="Horizontal_20_Line">
      <style:paragraph-properties fo:margin-top="0cm" fo:margin-bottom="0.247cm" style:contextual-spacing="false" fo:line-height="115%"/>
    </style:style>
    <style:style style:name="P15" style:family="paragraph" style:parent-style-name="Heading_20_2">
      <style:paragraph-properties fo:margin-top="0cm" fo:margin-bottom="0.247cm" style:contextual-spacing="false" fo:line-height="115%"/>
    </style:style>
    <style:style style:name="P16" style:family="paragraph" style:parent-style-name="Heading_20_3">
      <style:paragraph-properties fo:margin-top="0cm" fo:margin-bottom="0.247cm" style:contextual-spacing="false" fo:line-height="115%"/>
    </style:style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Quotations">
      <style:paragraph-properties fo:margin-top="0cm" fo:margin-bottom="0.247cm" style:contextual-spacing="false" fo:line-height="115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 basically have <text:span text:style-name="Strong_20_Emphasis">two types of content per day</text:span>:</text:p>
      <text:list text:style-name="L1">
        <text:list-item>
          <text:p text:style-name="P1"><text:span text:style-name="Strong_20_Emphasis">Saints</text:span> → summary + original Synaxarion page(s)</text:p>
        </text:list-item>
        <text:list-item>
          <text:p text:style-name="P1"><text:span text:style-name="Strong_20_Emphasis">Fasting rule</text:span> → short explanation + original canon / typikon source (e.g. Πηδάλιον)</text:p>
        </text:list-item>
      </text:list>
      <text:p text:style-name="Text_20_body">And you’re wondering:</text:p>
      <text:p text:style-name="Quotations">One shared popup for everything, or separate click flows (saint name vs fasting icon)?</text:p>
      <text:h text:style-name="Heading_20_3" text:outline-level="3">My recommendation (modern, clean, “wow”):</text:h>
      <text:p text:style-name="Text_20_body"><text:span text:style-name="Strong_20_Emphasis">✅ One popup per day, with two clear sections: “Saints” and “Fasting”</text:span><text:line-break/>…and let <text:span text:style-name="Emphasis">both</text:span> click targets (saint name <text:span text:style-name="Emphasis">or</text:span> fasting icon) open the <text:span text:style-name="Strong_20_Emphasis">same modal</text:span>, just focused slightly differently.</text:p>
      <text:p text:style-name="Horizontal_20_Line"/>
      <text:h text:style-name="Heading_20_2" text:outline-level="2">1. From calendar view</text:h>
      <text:p text:style-name="Text_20_body">For each day cell:</text:p>
      <text:list text:style-name="L2">
        <text:list-item>
          <text:p text:style-name="P2">Show:</text:p>
          <text:list>
            <text:list-item>
              <text:p text:style-name="P2">Day number</text:p>
            </text:list-item>
            <text:list-item>
              <text:p text:style-name="P2">1–2 main saints (names clickable, but same behaviour)</text:p>
            </text:list-item>
            <text:list-item>
              <text:p text:style-name="P2">Fasting icon (fish, oil, strict, etc.)</text:p>
            </text:list-item>
          </text:list>
        </text:list-item>
      </text:list>
      <text:p text:style-name="Text_20_body"><text:span text:style-name="Strong_20_Emphasis">User interactions:</text:span></text:p>
      <text:list text:style-name="L3">
        <text:list-item>
          <text:p text:style-name="P3">Clicking <text:span text:style-name="Strong_20_Emphasis">anywhere in the day cell</text:span> <text:span text:style-name="Emphasis">or</text:span> on a <text:span text:style-name="Strong_20_Emphasis">saint name</text:span><text:line-break/>→ open the <text:span text:style-name="Strong_20_Emphasis">Day modal</text:span>, default focus on the “Saints” section.</text:p>
        </text:list-item>
        <text:list-item>
          <text:p text:style-name="P3">Clicking the <text:span text:style-name="Strong_20_Emphasis">fasting icon</text:span><text:line-break/>→ open the <text:span text:style-name="Strong_20_Emphasis">same modal</text:span>, but auto-scroll or highlight the “Fasting” section.</text:p>
        </text:list-item>
      </text:list>
      <text:p text:style-name="Text_20_body">So it <text:span text:style-name="Emphasis">feels</text:span> like two different entry points,<text:line-break/>but you only design <text:span text:style-name="Strong_20_Emphasis">one modal</text:span> UI.</text:p>
      <text:p text:style-name="Horizontal_20_Line"/>
      <text:h text:style-name="Heading_20_2" text:outline-level="2">2. Inside the Day modal (what’s in it)</text:h>
      <text:h text:style-name="Heading_20_3" text:outline-level="3">Top: Date + main info</text:h>
      <text:list text:style-name="L4">
        <text:list-item>
          <text:p text:style-name="P4"><text:span text:style-name="Source_20_Text">16 Νοεμβρίου</text:span></text:p>
        </text:list-item>
        <text:list-item>
          <text:p text:style-name="P4">“Ἅγιος Ματθαῖος ὁ Ἀπόστολος” (and others)</text:p>
        </text:list-item>
        <text:list-item>
          <text:p text:style-name="P4">Fasting icon + short label (e.g. “Νηστεία ἄνευ ἐλαίου”)</text:p>
        </text:list-item>
      </text:list>
      <text:p text:style-name="Horizontal_20_Line"/>
      <text:h text:style-name="Heading_20_3" text:outline-level="3"><text:soft-page-break/>Section A – Saints</text:h>
      <text:p text:style-name="Text_20_body">For each saint that day:</text:p>
      <text:list text:style-name="L5">
        <text:list-item>
          <text:p text:style-name="P5"><text:span text:style-name="Strong_20_Emphasis">Name</text:span></text:p>
        </text:list-item>
        <text:list-item>
          <text:p text:style-name="P5"><text:span text:style-name="Strong_20_Emphasis">Your short summary</text:span> (3–6 lines)</text:p>
        </text:list-item>
        <text:list-item>
          <text:p text:style-name="P5">Button/icon: <text:span text:style-name="Source_20_Text">📜 Πρωτότυπο Συναξάριο</text:span></text:p>
          <text:list>
            <text:list-item>
              <text:p text:style-name="P5">Opens <text:span text:style-name="Strong_20_Emphasis">lightbox with your scanned pages</text:span> of the old Μέγας Συναξαριστής</text:p>
            </text:list-item>
            <text:list-item>
              <text:p text:style-name="P5">(or links to a saint details page if you prefer)</text:p>
            </text:list-item>
          </text:list>
        </text:list-item>
      </text:list>
      <text:p text:style-name="Text_20_body">This is exactly what we already discussed.</text:p>
      <text:p text:style-name="Horizontal_20_Line"/>
      <text:h text:style-name="Heading_20_3" text:outline-level="3">Section B – Fasting</text:h>
      <text:p text:style-name="Text_20_body">Here you mirror the same idea:</text:p>
      <text:list text:style-name="L6">
        <text:list-item>
          <text:p text:style-name="P6"><text:span text:style-name="Strong_20_Emphasis">Short explanation</text:span> (your text), e.g.:</text:p>
          <text:p text:style-name="P7">Σήμερα, σύμφωνα με τὸ ὀρθόδοξο Τυπικόν, τηρεῖται νηστεία ἄνευ ἐλαίου, ἐπειδὴ ἡμέρα Τετάρτη καὶ ἡ μνήμη τοῦ Ἁγίου συμπίπτει ἐκτὸς δωδεκαημέρου…</text:p>
        </text:list-item>
        <text:list-item>
          <text:p text:style-name="P6"><text:span text:style-name="Strong_20_Emphasis">Source label</text:span>, e.g.:<text:line-break/><text:span text:style-name="Source_20_Text">Πηγή: Τυπικόν / Πηδάλιον (παλαιὰ ἔκδοσις)</text:span></text:p>
        </text:list-item>
        <text:list-item>
          <text:p text:style-name="P6">Button/icon: <text:span text:style-name="Source_20_Text">📘 Πρωτότυπο κείμενο</text:span></text:p>
          <text:list>
            <text:list-item>
              <text:p text:style-name="P6">Opens <text:span text:style-name="Strong_20_Emphasis">lightbox with scan</text:span> from your old Πηδάλιον / typikon page (public-domain edition),</text:p>
            </text:list-item>
            <text:list-item>
              <text:p text:style-name="P6">or a separate page with the relevant canon excerpt.</text:p>
            </text:list-item>
          </text:list>
        </text:list-item>
      </text:list>
      <text:p text:style-name="Text_20_body">Same pattern as saints:<text:line-break/><text:span text:style-name="Strong_20_Emphasis">short modern text + “view original page”</text:span>.</text:p>
      <text:p text:style-name="Horizontal_20_Line"/>
      <text:h text:style-name="Heading_20_2" text:outline-level="2">3. Why this is more “modern &amp; professional” than separate popups</text:h>
      <text:list text:style-name="L7">
        <text:list-item>
          <text:p text:style-name="P8">Users <text:span text:style-name="Strong_20_Emphasis">don’t mentally separate</text:span> “saint of the day” and “fasting rule” – it’s all “what happens this day”.<text:line-break/>→ One modal per day feels natural.</text:p>
        </text:list-item>
        <text:list-item>
          <text:p text:style-name="P8">Having <text:span text:style-name="Strong_20_Emphasis">two totally separate popups</text:span> (one for saint, one for fasting) is:</text:p>
          <text:list>
            <text:list-item>
              <text:p text:style-name="P8">harder to understand,</text:p>
            </text:list-item>
            <text:list-item>
              <text:p text:style-name="P8">more clicks,</text:p>
            </text:list-item>
            <text:list-item>
              <text:p text:style-name="P8">and messier on mobile.</text:p>
            </text:list-item>
          </text:list>
        </text:list-item>
        <text:list-item>
          <text:p text:style-name="P8">With <text:span text:style-name="Strong_20_Emphasis">one modal</text:span>:</text:p>
          <text:list>
            <text:list-item>
              <text:p text:style-name="P8"><text:soft-page-break/>Calendar view stays clean.</text:p>
            </text:list-item>
            <text:list-item>
              <text:p text:style-name="P8">You can easily extend later (add readings, Troparion, etc.).</text:p>
            </text:list-item>
            <text:list-item>
              <text:p text:style-name="P8">Implementation is simpler (one component, just different scroll/anchor per click).</text:p>
            </text:list-item>
          </text:list>
        </text:list-item>
      </text:list>
      <text:p text:style-name="Text_20_body">And using <text:span text:style-name="Strong_20_Emphasis">icons</text:span> inside that one modal to open <text:span text:style-name="Strong_20_Emphasis">scanned originals</text:span> is exactly the “wow” moment:</text:p>
      <text:list text:style-name="L8">
        <text:list-item>
          <text:p text:style-name="P9">Summary is fast,</text:p>
        </text:list-item>
        <text:list-item>
          <text:p text:style-name="P9">“📜 Πρωτότυπο” / “📘 Πρωτότυπο κείμενο” is the “serious, patristic” layer.</text:p>
        </text:list-item>
      </text:list>
      <text:p text:style-name="Horizontal_20_Line"/>
      <text:h text:style-name="Heading_20_2" text:outline-level="2">4. About scanning fasting sources</text:h>
      <text:p text:style-name="Text_20_body">Same rule as with the Synaxarion:</text:p>
      <text:list text:style-name="L9">
        <text:list-item>
          <text:p text:style-name="P10"><text:span text:style-name="Strong_20_Emphasis">Πηδάλιον / older typika</text:span>:</text:p>
          <text:list>
            <text:list-item>
              <text:p text:style-name="P10">Public-domain text (Agios Nikodimos &amp; earlier).</text:p>
            </text:list-item>
            <text:list-item>
              <text:p text:style-name="P10">If your edition is old enough (19th/early 20th c.) and you scan <text:span text:style-name="Emphasis">your own copy</text:span>,<text:line-break/>→ you can safely use those scanned images.</text:p>
            </text:list-item>
          </text:list>
        </text:list-item>
        <text:list-item>
          <text:p text:style-name="P10">Use <text:span text:style-name="Strong_20_Emphasis">only small relevant extracts</text:span>, not an entire 700-page book inside the UI.</text:p>
        </text:list-item>
      </text:list>
      <text:p text:style-name="Text_20_body">So:<text:line-break/><text:span text:style-name="Strong_20_Emphasis">Yes</text:span> – scan from Agios Nikodimos / other patristic sources the key fasting passages,<text:line-break/>and hook them up behind the “Πρωτότυπο κείμενο” icon in the fasting section of the modal.</text:p>
      <text:p text:style-name="Horizontal_20_Line"/>
      <text:h text:style-name="Heading_20_2" text:outline-level="2">1. What to show in the popup</text:h>
      <text:p text:style-name="Text_20_body"><text:span text:style-name="Strong_20_Emphasis">Popup content (light &amp; modern):</text:span></text:p>
      <text:list text:style-name="L10">
        <text:list-item>
          <text:p text:style-name="P11"><text:span text:style-name="Strong_20_Emphasis">Title:</text:span> date + main saint<text:line-break/><text:span text:style-name="Source_20_Text">16 Νοεμβρίου — Ὁ Ἅγιος Ματθαῖος ὁ Ἀπόστολος</text:span></text:p>
        </text:list-item>
        <text:list-item>
          <text:p text:style-name="P11"><text:span text:style-name="Strong_20_Emphasis">Small saint icon</text:span> (or generic if none)</text:p>
        </text:list-item>
        <text:list-item>
          <text:p text:style-name="P11"><text:span text:style-name="Strong_20_Emphasis">Your short summary</text:span> (3–6 lines, stored in <text:span text:style-name="Source_20_Text">TEXT</text:span>):</text:p>
          <text:list>
            <text:list-item>
              <text:p text:style-name="P11">This is what 95% of users will read.</text:p>
            </text:list-item>
          </text:list>
        </text:list-item>
        <text:list-item>
          <text:p text:style-name="P11"><text:span text:style-name="Strong_20_Emphasis">Fasting info</text:span> (icon + 1 line)</text:p>
        </text:list-item>
        <text:list-item>
          <text:p text:style-name="P11"><text:span text:style-name="Strong_20_Emphasis">Tiny original-text “teaser” (optional, 1 short sentence)</text:span><text:line-break/>Just one line from the beginning of the Synaxarion, e.g.</text:p>
          <text:p text:style-name="P12">«Ὁ Ἅγιος Ματθαῖος ὁ θείος Ἀπόστολος, ἦταν ἐν ἀρχῇ τελώνης…»</text:p>
        </text:list-item>
        <text:list-item>
          <text:p text:style-name="P11"><text:span text:style-name="Strong_20_Emphasis">Buttons/links:</text:span></text:p>
          <text:list>
            <text:list-item>
              <text:p text:style-name="P11"><text:span text:style-name="Source_20_Text">📜 Προβολή πρωτοτύπου</text:span> → opens your scanned page(s) in a viewer</text:p>
            </text:list-item>
            <text:list-item>
              <text:p text:style-name="P11">(optional) <text:span text:style-name="Source_20_Text">Περισσότερα…</text:span> → goes to a full details page</text:p>
            </text:list-item>
          </text:list>
        </text:list-item>
      </text:list>
      <text:p text:style-name="Text_20_body"><text:soft-page-break/>So the popup stays:</text:p>
      <text:list text:style-name="L11">
        <text:list-item>
          <text:p text:style-name="P13"><text:span text:style-name="Strong_20_Emphasis">Short</text:span></text:p>
        </text:list-item>
        <text:list-item>
          <text:p text:style-name="P13"><text:span text:style-name="Strong_20_Emphasis">Clean</text:span></text:p>
        </text:list-item>
        <text:list-item>
          <text:p text:style-name="P13">Still has the “wow, this is serious” feeling because there’s a clear link to the original page.</text:p>
        </text:list-item>
      </text:list>
      <text:p text:style-name="P14"/>
      <text:h text:style-name="P15" text:outline-level="2">2. How to show the scanned pages nicely</text:h>
      <text:p text:style-name="Text_20_body">Since the text is long, <text:span text:style-name="Strong_20_Emphasis">don’t</text:span> shove it into the popup as plain text. Instead:</text:p>
      <text:h text:style-name="P16" text:outline-level="3">Option A – Lightbox viewer</text:h>
      <text:p text:style-name="Text_20_body">When user clicks <text:span text:style-name="Source_20_Text">📜 Προβολή πρωτοτύπου</text:span>:</text:p>
      <text:list text:style-name="L12">
        <text:list-item>
          <text:p text:style-name="P17">Open a <text:span text:style-name="Strong_20_Emphasis">lightbox / overlay</text:span> on top of the current page.</text:p>
        </text:list-item>
        <text:list-item>
          <text:p text:style-name="P17">Show the scanned page(s) as images, with:</text:p>
          <text:list>
            <text:list-item>
              <text:p text:style-name="P17">arrows (← →) if there are multiple pages,</text:p>
            </text:list-item>
            <text:list-item>
              <text:p text:style-name="P17">zoom (click to enlarge / pinch on mobile).</text:p>
            </text:list-item>
          </text:list>
        </text:list-item>
      </text:list>
      <text:p text:style-name="Text_20_body">So user can:</text:p>
      <text:list text:style-name="L13">
        <text:list-item>
          <text:p text:style-name="P18">admire the <text:span text:style-name="Strong_20_Emphasis">original printed page</text:span>,</text:p>
        </text:list-item>
        <text:list-item>
          <text:p text:style-name="P18">close and instantly be back in the calendar.</text:p>
        </text:list-item>
      </text:list>
      <text:h text:style-name="P16" text:outline-level="3">Option B – Dedicated “full view” page</text:h>
      <text:p text:style-name="Text_20_body">If you want more space:</text:p>
      <text:list text:style-name="L14">
        <text:list-item>
          <text:p text:style-name="P19"><text:span text:style-name="Source_20_Text">📜 Προβολή πρωτοτύπου</text:span> → route <text:span text:style-name="Source_20_Text">/saint/{id}/original</text:span></text:p>
        </text:list-item>
        <text:list-item>
          <text:p text:style-name="P19">There:</text:p>
          <text:list>
            <text:list-item>
              <text:p text:style-name="P19">show your short summary at top,</text:p>
            </text:list-item>
            <text:list-item>
              <text:p text:style-name="P19">then <text:span text:style-name="Strong_20_Emphasis">all scanned pages</text:span> for that saint’s Synaxarion text underneath (scrollable).</text:p>
            </text:list-item>
          </text:list>
        </text:list-item>
      </text:list>
      <text:p text:style-name="Text_20_body">You can still keep the popup for quick info; the full page is for nerds (like us 🙃).</text:p>
      <text:p text:style-name="Text_20_body"/>
      <text:h text:style-name="Heading_20_2" text:outline-level="2">5. Little UX detail that will feel “wow”</text:h>
      <text:p text:style-name="Text_20_body">On each saint popup, under your summary, you could add a tiny label like:</text:p>
      <text:p text:style-name="P20"><text:span text:style-name="Source_20_Text">Πηγή βίου: Μέγας Συναξαριστής (παλαιὰ ἔκδοσις)</text:span></text:p>
      <text:p text:style-name="Text_20_body">And the <text:span text:style-name="Strong_20_Emphasis">scrollable old page</text:span> when opened makes it <text:span text:style-name="Emphasis">feel</text:span> like:</text:p>
      <text:p text:style-name="P20">“This app is actually connected with the real book tradition of the Church, not just copy-paste from some random blog.”</text:p>
      <text:p text:style-name="Text_20_body">Which is clearly what you’re going for 😊</text:p>
      <text:p text:style-name="Text_20_body"><text:soft-page-break/>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1" style:font-family-complex="'Arial Unicode M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9:14:23.111113000</meta:creation-date>
    <dc:date>2025-11-28T19:17:27.056362000</dc:date>
    <meta:editing-duration>PT3M4S</meta:editing-duration>
    <meta:editing-cycles>1</meta:editing-cycles>
    <meta:document-statistic meta:table-count="0" meta:image-count="0" meta:object-count="0" meta:page-count="5" meta:paragraph-count="99" meta:word-count="907" meta:character-count="5013" meta:non-whitespace-character-count="4261"/>
    <meta:generator>LibreOffice/25.2.4.3$MacOSX_X86_64 LibreOffice_project/33e196637044ead23f5c3226cde09b47731f7e27</meta:generator>
  </office:meta>
</office:document-meta>
</file>